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18.4cm" svg:height="0.962cm" svg:x="4.2cm" svg:y="4.6cm">
          <draw:text-box>
            <text:p>Text1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7-02T11:46:11.312864861</meta:creation-date>
    <meta:editing-cycles>1</meta:editing-cycles>
    <meta:editing-duration>PT50S</meta:editing-duration>
    <dc:date>2019-07-02T11:47:00.213556354</dc:date>
    <meta:document-statistic meta:object-count="26"/>
    <meta:generator>LibreOfficeDev/6.4.0.0.alpha0$Linux_X86_64 LibreOffice_project/95a3324138d86db5f0bd0a05a060e00b02f3e9ff</meta:generator>
  </office:meta>
</office:document-meta>
</file>